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style:font-name="Times New Roman" fo:font-size="14pt" fo:letter-spacing="normal" fo:font-style="normal" fo:font-weight="normal"/>
    </style:style>
    <style:style style:name="P2" style:family="paragraph" style:parent-style-name="Standard" style:list-style-name="L1"/>
    <style:style style:name="P3" style:family="paragraph" style:parent-style-name="Standard" style:list-style-name="L2"/>
    <style:style style:name="P4" style:family="paragraph">
      <style:paragraph-properties fo:text-align="center"/>
    </style:style>
    <style:style style:name="T1" style:family="text">
      <style:text-properties fo:font-variant="normal" fo:text-transform="none" fo:color="#000000" style:font-name="Times New Roman" fo:font-size="14pt" fo:letter-spacing="normal"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326cm" fo:min-width="1.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381cm" fo:min-width="1.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337cm" fo:min-width="1.2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12cm" fo:min-width="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136cm" fo:min-width="0.1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2.514cm" fo:min-width="2.514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448cm" fo:min-width="1.32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415cm" fo:min-width="1.328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JERCICIO TRENES</text:p>
      <text:p text:style-name="Standard"/>
      <text:p text:style-name="Standard">En base al siguiente formulario: </text:p>
      <text:p text:style-name="Standard"><draw:line text:anchor-type="paragraph" draw:z-index="15" draw:style-name="gr9" draw:text-style-name="P4" svg:x1="0.026cm" svg:y1="0.48cm" svg:x2="13.592cm" svg:y2="0.517cm"><text:p/></draw:line></text:p>
      <text:p text:style-name="Standard"><draw:custom-shape text:anchor-type="paragraph" draw:z-index="0" draw:style-name="gr1" svg:width="1.696cm" svg:height="0.362cm" svg:x="2.794cm" svg:y="0.18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style-name="gr2" svg:width="1.384cm" svg:height="0.421cm" svg:x="3.191cm" svg:y="1.20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style-name="gr2" svg:width="1.384cm" svg:height="0.421cm" svg:x="3.191cm" svg:y="1.20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style-name="gr2" svg:width="1.384cm" svg:height="0.421cm" svg:x="3.191cm" svg:y="1.20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style-name="gr3" svg:width="1.287cm" svg:height="0.373cm" svg:x="3.443cm" svg:y="2.27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6" draw:style-name="gr9" draw:text-style-name="P4" svg:x1="-0.093cm" svg:y1="0.005cm" svg:x2="0.052cm" svg:y2="13.804cm"><text:p/></draw:line><draw:line text:anchor-type="paragraph" draw:z-index="18" draw:style-name="gr9" draw:text-style-name="P4" svg:x1="13.582cm" svg:y1="0.106cm" svg:x2="13.702cm" svg:y2="13.829cm"><text:p/></draw:line><text:span text:style-name="T1">Codigo Tren:</text:span><text:line-break/><text:line-break/><text:span text:style-name="T1">Hora de Salida:</text:span><text:line-break/><text:line-break/><text:span text:style-name="T1">Hora de Llegada: :</text:span><text:line-break/><text:line-break/><text:span text:style-name="T1">Tipo Tren:</text:span></text:p>
      <text:p text:style-name="P1"><draw:custom-shape text:anchor-type="paragraph" draw:z-index="5" draw:style-name="gr4" draw:text-style-name="P4" svg:width="0.17cm" svg:height="0.17cm" svg:x="1.025cm" svg:y="0.25cm"><text:p/><draw:enhanced-geometry svg:viewBox="0 0 21600 21600" draw:glue-points="10800 0 3163 3163 0 10800 3163 18437 10800 21600 18437 18437 21600 10800 18437 3163" draw:text-areas="3163 3163 18437 18437" draw:type="ellipse" draw:enhanced-path="U 10800 10800 10800 10800 0 360 Z N"/></draw:custom-shape><text:tab/>Alvia</text:p>
      <text:p text:style-name="P1"><draw:custom-shape text:anchor-type="paragraph" draw:z-index="6" draw:style-name="gr5" draw:text-style-name="P4" svg:width="0.193cm" svg:height="0.193cm" svg:x="0.977cm" svg:y="0.272cm"><text:p/><draw:enhanced-geometry svg:viewBox="0 0 21600 21600" draw:glue-points="10800 0 3163 3163 0 10800 3163 18437 10800 21600 18437 18437 21600 10800 18437 3163" draw:text-areas="3163 3163 18437 18437" draw:type="ellipse" draw:enhanced-path="U 10800 10800 10800 10800 0 360 Z N"/></draw:custom-shape><text:tab/>Ave</text:p>
      <text:p text:style-name="P1"><draw:custom-shape text:anchor-type="paragraph" draw:z-index="7" draw:style-name="gr5" draw:text-style-name="P4" svg:width="0.193cm" svg:height="0.193cm" svg:x="1.025cm" svg:y="0.282cm"><text:p/><draw:enhanced-geometry svg:viewBox="0 0 21600 21600" draw:glue-points="10800 0 3163 3163 0 10800 3163 18437 10800 21600 18437 18437 21600 10800 18437 3163" draw:text-areas="3163 3163 18437 18437" draw:type="ellipse" draw:enhanced-path="U 10800 10800 10800 10800 0 360 Z N"/></draw:custom-shape><text:tab/>Regional</text:p>
      <text:p text:style-name="Standard"><draw:custom-shape text:anchor-type="paragraph" draw:z-index="8" draw:style-name="gr4" draw:text-style-name="P4" svg:width="0.17cm" svg:height="0.17cm" svg:x="1.074cm" svg:y="0.254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text:tab/>Talgo</text:span><text:line-break/><text:line-break/><text:span text:style-name="T1">Destino:</text:span></text:p>
      <text:p text:style-name="Standard"><draw:custom-shape text:anchor-type="paragraph" draw:z-index="9" draw:style-name="gr6" draw:text-style-name="P4" svg:width="2.514cm" svg:height="2.514cm" svg:x="1.386cm" svg:y="0.088cm"><text:p/><draw:enhanced-geometry svg:viewBox="0 0 21600 21600" draw:type="rectangle" draw:enhanced-path="M 0 0 L 21600 0 21600 21600 0 21600 0 0 Z N"/></draw:custom-shape><text:span text:style-name="T1"><text:tab/></text:span> Avila</text:p>
      <text:p text:style-name="Standard"><text:tab/> Barcelona</text:p>
      <text:p text:style-name="Standard"><text:tab/> Cuenca</text:p>
      <text:p text:style-name="Standard"><text:tab/> Madrid</text:p>
      <text:p text:style-name="Standard"><text:tab/> Valencia<text:line-break/><text:line-break/><text:span text:style-name="T1">Circulación:</text:span></text:p>
      <text:p text:style-name="P1"><draw:custom-shape text:anchor-type="paragraph" draw:z-index="10" draw:style-name="gr5" draw:text-style-name="P4" svg:width="0.193cm" svg:height="0.193cm" svg:x="1.002cm" svg:y="0.27cm"><text:p/><draw:enhanced-geometry svg:viewBox="0 0 21600 21600" draw:glue-points="10800 0 3163 3163 0 10800 3163 18437 10800 21600 18437 18437 21600 10800 18437 3163" draw:text-areas="3163 3163 18437 18437" draw:type="ellipse" draw:enhanced-path="U 10800 10800 10800 10800 0 360 Z N"/></draw:custom-shape><text:tab/>Diaria</text:p>
      <text:p text:style-name="P1"><draw:custom-shape text:anchor-type="paragraph" draw:z-index="11" draw:style-name="gr5" draw:text-style-name="P4" svg:width="0.193cm" svg:height="0.193cm" svg:x="1.037cm" svg:y="0.243cm"><text:p/><draw:enhanced-geometry svg:viewBox="0 0 21600 21600" draw:glue-points="10800 0 3163 3163 0 10800 3163 18437 10800 21600 18437 18437 21600 10800 18437 3163" draw:text-areas="3163 3163 18437 18437" draw:type="ellipse" draw:enhanced-path="U 10800 10800 10800 10800 0 360 Z N"/></draw:custom-shape><text:tab/>Laborables</text:p>
      <text:p text:style-name="Standard"><draw:custom-shape text:anchor-type="paragraph" draw:z-index="12" draw:style-name="gr5" draw:text-style-name="P4" svg:width="0.193cm" svg:height="0.193cm" svg:x="1.037cm" svg:y="0.242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text:tab/>Festivos</text:span> </text:p>
      <text:p text:style-name="Standard"><draw:custom-shape text:anchor-type="paragraph" draw:z-index="13" draw:style-name="gr7" svg:width="1.371cm" svg:height="0.495cm" svg:x="2.337cm" svg:y="0.4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draw:custom-shape text:anchor-type="paragraph" draw:z-index="14" draw:style-name="gr8" svg:width="1.371cm" svg:height="0.458cm" svg:x="9.878cm" svg:y="0.0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7" draw:style-name="gr9" draw:text-style-name="P4" svg:x1="0.051cm" svg:y1="1.081cm" svg:x2="14.171cm" svg:y2="1.081cm"><text:p/></draw:line><text:tab/><text:tab/>ALTA<text:tab/><text:tab/><text:tab/><text:tab/><text:tab/><text:tab/>BAJA</text:p>
      <text:p text:style-name="Standard"/>
      <text:p text:style-name="Standard"/>
      <text:p text:style-name="Standard">SE PIDE:</text:p>
      <text:list xml:id="list1232707205812855872" text:style-name="L1">
        <text:list-item>
          <text:p text:style-name="P2">Crear una clase Renfe. Los objetos de esta clase tienen que tener las siguientes propiedades:</text:p>
        </text:list-item>
      </text:list>
      <text:p text:style-name="Standard"><text:tab/><text:tab/>(codigo, hsalida, hllegada, tipo, destino, circulacion).</text:p>
      <text:list xml:id="list8966816372084414905" text:style-name="L2">
        <text:list-item>
          <text:p text:style-name="P3">Crear un método para la clase, cuya función sea añadir un objeto de tipo Renfe a un array donde se almacenarán todos los trenes que demos de alta.</text:p>
        </text:list-item>
        <text:list-item>
          <text:p text:style-name="P3">Crear un método para la clase, cuya función sea eliminar un objeto de tipo Renfe del array donde tenemos almacenados todos los trenes.</text:p>
        </text:list-item>
        <text:list-item>
          <text:p text:style-name="P3">Cuando escribimos un código de tren en la caja de texto y pasamos al siguiente campo, debemos comprobar si existe ese código en el array de trenes, en cuyo caso mostraremos los datos del tren en el mismo formulario (programar el evento onchange de la caja de texto código de tren).</text:p>
        </text:list-item>
        <text:list-item>
          <text:p text:style-name="P3">Cuando se hace click en el botón alta, almacenar en el array el objeto en caso de que el tren no exista.</text:p>
        </text:list-item>
        <text:list-item>
          <text:p text:style-name="P3">Cuando se hace click en el botón baja, eliminar el objeto del array en caso de que el tren exista.</text:p>
          <text:p text:style-name="P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25T11:53:47.609000000</meta:creation-date>
    <dc:date>2019-05-06T11:45:32.73</dc:date>
    <meta:editing-duration>PT14M23S</meta:editing-duration>
    <meta:editing-cycles>4</meta:editing-cycles>
    <meta:generator>OpenOffice/4.1.5$Win32 OpenOffice.org_project/415m1$Build-9789</meta:generator>
    <meta:document-statistic meta:table-count="0" meta:image-count="0" meta:object-count="0" meta:page-count="1" meta:paragraph-count="24" meta:word-count="207" meta:character-count="1175"/>
  </office:meta>
</office:document-meta>
</file>